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800000154F0FFC7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9.89cm" svg:y="8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7.62cm" svg:x="4.937cm" svg:y="1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557cm" svg:y1="20.685cm" svg:x2="17.51cm" svg:y2="16.367cm">
          <text:p/>
        </draw:line>
        <draw:line draw:style-name="gr2" draw:text-style-name="P1" draw:layer="layout" svg:x1="12.557cm" svg:y1="13.065cm" svg:x2="17.51cm" svg:y2="8.747cm">
          <text:p/>
        </draw:line>
        <draw:line draw:style-name="gr2" draw:text-style-name="P1" draw:layer="layout" svg:x1="4.937cm" svg:y1="13.065cm" svg:x2="9.89cm" svg:y2="8.747cm">
          <text:p/>
        </draw:line>
        <draw:line draw:style-name="gr2" draw:text-style-name="P1" draw:layer="layout" svg:x1="4.937cm" svg:y1="20.685cm" svg:x2="9.89cm" svg:y2="16.367cm">
          <text:p/>
        </draw:line>
        <draw:frame draw:style-name="gr3" draw:text-style-name="P1" draw:layer="layout" svg:width="1.432cm" svg:height="1.346cm" svg:x="10.363cm" svg:y="14.589cm">
          <draw:image xlink:href="Pictures/100000000000013800000154F0FFC75C.png" xlink:type="simple" xlink:show="embed" xlink:actuate="onLoad">
            <text:p/>
          </draw:image>
        </draw:frame>
        <draw:line draw:style-name="gr4" draw:text-style-name="P1" draw:layer="layout" svg:x1="11.033cm" svg:y1="14.462cm" svg:x2="11.033cm" svg:y2="7.731cm">
          <text:p/>
        </draw:line>
        <draw:line draw:style-name="gr4" draw:text-style-name="P1" draw:layer="layout" svg:x1="11.033cm" svg:y1="16.113cm" svg:x2="11.033cm" svg:y2="21.955cm">
          <text:p/>
        </draw:line>
        <draw:line draw:style-name="gr4" draw:text-style-name="P1" draw:layer="layout" svg:x1="10.017cm" svg:y1="15.224cm" svg:x2="4.048cm" svg:y2="15.224cm">
          <text:p/>
        </draw:line>
        <draw:line draw:style-name="gr4" draw:text-style-name="P1" draw:layer="layout" svg:x1="11.922cm" svg:y1="15.224cm" svg:x2="17.637cm" svg:y2="15.224cm">
          <text:p/>
        </draw:line>
        <draw:line draw:style-name="gr4" draw:text-style-name="P1" draw:layer="layout" svg:x1="11.668cm" svg:y1="14.716cm" svg:x2="14.716cm" svg:y2="12.049cm">
          <text:p/>
        </draw:line>
        <draw:line draw:style-name="gr4" draw:text-style-name="P1" draw:layer="layout" svg:x1="10.398cm" svg:y1="15.732cm" svg:x2="7.477cm" svg:y2="17.891cm">
          <text:p/>
        </draw:line>
        <draw:frame draw:style-name="gr5" draw:layer="layout" svg:width="1.984cm" svg:height="0.962cm" svg:x="14.716cm" svg:y="11.414cm">
          <draw:text-box>
            <text:p>PosZ</text:p>
          </draw:text-box>
        </draw:frame>
        <draw:frame draw:style-name="gr5" draw:layer="layout" svg:width="2.013cm" svg:height="0.962cm" svg:x="17.783cm" svg:y="14.716cm">
          <draw:text-box>
            <text:p>PosX</text:p>
          </draw:text-box>
        </draw:frame>
        <draw:frame draw:style-name="gr5" draw:layer="layout" svg:width="2.081cm" svg:height="0.962cm" svg:x="10.017cm" svg:y="21.828cm">
          <draw:text-box>
            <text:p>NegY</text:p>
          </draw:text-box>
        </draw:frame>
        <draw:frame draw:style-name="gr5" draw:layer="layout" svg:width="2.013cm" svg:height="0.962cm" svg:x="10.017cm" svg:y="6.642cm">
          <draw:text-box>
            <text:p>PosY</text:p>
          </draw:text-box>
        </draw:frame>
        <draw:frame draw:style-name="gr5" draw:layer="layout" svg:width="2.051cm" svg:height="0.962cm" svg:x="5.68cm" svg:y="17.764cm">
          <draw:text-box>
            <text:p>NegZ</text:p>
          </draw:text-box>
        </draw:frame>
        <draw:frame draw:style-name="gr5" draw:layer="layout" svg:width="2.081cm" svg:height="0.962cm" svg:x="1.81cm" svg:y="14.77cm">
          <draw:text-box>
            <text:p>Neg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ay Meiri</meta:initial-creator>
    <meta:creation-date>2014-04-16T17:20:48.623669221</meta:creation-date>
    <dc:date>2014-05-31T10:01:24.978748825</dc:date>
    <meta:editing-duration>PT9M24S</meta:editing-duration>
    <meta:editing-cycles>2</meta:editing-cycles>
    <meta:generator>LibreOffice/4.2.4.2$Linux_X86_64 LibreOffice_project/420$Build-2</meta:generator>
    <meta:document-statistic meta:object-count="19"/>
  </office:meta>
</office:document-meta>
</file>